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formula="of:=[.A2]+1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formula="of:=[.A3]+1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6" table:formula="of:=[.A6]+1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7" table:formula="of:=[.A7]+1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8" table:formula="of:=[.A8]+1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9" table:formula="of:=[.A9]+1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0" table:formula="of:=[.A10]+1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1" table:formula="of:=[.A11]+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4" table:formula="of:=[.A14]+1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5" table:formula="of:=[.A15]+1" table:style-name="ce1">
            <text:p>1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6" table:formula="of:=[.A16]+1" table:style-name="ce1">
            <text:p>16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7" table:formula="of:=[.A17]+1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8" table:formula="of:=[.A18]+1" table:style-name="ce1">
            <text:p>1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9" table:formula="of:=[.A19]+1" table:style-name="ce1">
            <text:p>19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0" table:formula="of:=[.A20]+1" table:style-name="ce1">
            <text:p>2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1" table:formula="of:=[.A21]+1" table:style-name="ce1">
            <text:p>2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2" table:formula="of:=[.A22]+1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3" table:formula="of:=[.A23]+1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4" table:formula="of:=[.A24]+1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5" table:formula="of:=[.A25]+1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6" table:formula="of:=[.A26]+1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7" table:formula="of:=[.A27]+1" table:style-name="ce1">
            <text:p>2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8" table:formula="of:=[.A28]+1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9" table:formula="of:=[.A29]+1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0" table:formula="of:=[.A30]+1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1" table:formula="of:=[.A31]+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2" table:formula="of:=[.A32]+1" table:style-name="ce1">
            <text:p>3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3" table:formula="of:=[.A33]+1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4" table:formula="of:=[.A34]+1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5" table:formula="of:=[.A35]+1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6" table:formula="of:=[.A36]+1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7" table:formula="of:=[.A37]+1" table:style-name="ce1">
            <text:p>3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8" table:formula="of:=[.A38]+1" table:style-name="ce1">
            <text:p>3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9" table:formula="of:=[.A39]+1" table:style-name="ce1">
            <text:p>39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0" table:formula="of:=[.A40]+1" table:style-name="ce1">
            <text:p>4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1" table:formula="of:=[.A41]+1" table:style-name="ce1">
            <text:p>4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2" table:formula="of:=[.A42]+1" table:style-name="ce1">
            <text:p>4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3" table:formula="of:=[.A43]+1" table:style-name="ce1">
            <text:p>4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4" table:formula="of:=[.A44]+1" table:style-name="ce1">
            <text:p>4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5" table:formula="of:=[.A45]+1" table:style-name="ce1">
            <text:p>4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6" table:formula="of:=[.A46]+1" table:style-name="ce1">
            <text:p>46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7" table:formula="of:=[.A47]+1" table:style-name="ce1">
            <text:p>4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8" table:formula="of:=[.A48]+1" table:style-name="ce1">
            <text:p>4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9" table:formula="of:=[.A49]+1" table:style-name="ce1">
            <text:p>49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0" table:formula="of:=[.A50]+1" table:style-name="ce1">
            <text:p>5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1" table:formula="of:=[.A51]+1" table:style-name="ce1">
            <text:p>5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2" table:formula="of:=[.A52]+1" table:style-name="ce1">
            <text:p>5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3" table:formula="of:=[.A53]+1" table:style-name="ce1">
            <text:p>5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4" table:formula="of:=[.A54]+1" table:style-name="ce1">
            <text:p>5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5" table:formula="of:=[.A55]+1" table:style-name="ce1">
            <text:p>5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6" table:formula="of:=[.A56]+1" table:style-name="ce1">
            <text:p>56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7" table:formula="of:=[.A57]+1" table:style-name="ce1">
            <text:p>57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8" table:formula="of:=[.A58]+1" table:style-name="ce1">
            <text:p>58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9" table:formula="of:=[.A59]+1" table:style-name="ce1">
            <text:p>59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60" table:formula="of:=[.A60]+1" table:style-name="ce1">
            <text:p>6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61" table:formula="of:=[.A61]+1" table:style-name="ce1">
            <text:p>6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2" table:formula="of:=[.A62]+1" table:style-name="ce1">
            <text:p>6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3" table:formula="of:=[.A63]+1" table:style-name="ce1">
            <text:p>6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4" table:formula="of:=[.A64]+1" table:style-name="ce1">
            <text:p>6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5" table:formula="of:=[.A65]+1" table:style-name="ce1">
            <text:p>6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6" table:formula="of:=[.A66]+1" table:style-name="ce1">
            <text:p>6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7" table:formula="of:=[.A67]+1" table:style-name="ce1">
            <text:p>6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8" table:formula="of:=[.A68]+1" table:style-name="ce1">
            <text:p>6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69" table:formula="of:=[.A69]+1" table:style-name="ce1">
            <text:p>6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70" table:formula="of:=[.A70]+1" table:style-name="ce1">
            <text:p>7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71" table:formula="of:=[.A71]+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72" table:formula="of:=[.A72]+1" table:style-name="ce1">
            <text:p>7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73" table:formula="of:=[.A73]+1" table:style-name="ce1">
            <text:p>7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74" table:formula="of:=[.A74]+1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75" table:formula="of:=[.A75]+1" table:style-name="ce1">
            <text:p>7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76" table:formula="of:=[.A76]+1" table:style-name="ce1">
            <text:p>7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77" table:formula="of:=[.A77]+1" table:style-name="ce1">
            <text:p>7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78" table:formula="of:=[.A78]+1" table:style-name="ce1">
            <text:p>7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79" table:formula="of:=[.A79]+1" table:style-name="ce1">
            <text:p>7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80" table:formula="of:=[.A80]+1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81" table:formula="of:=[.A81]+1" table:style-name="ce1">
            <text:p>8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82" table:formula="of:=[.A82]+1" table:style-name="ce1">
            <text:p>8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83" table:formula="of:=[.A83]+1" table:style-name="ce1">
            <text:p>8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84" table:formula="of:=[.A84]+1" table:style-name="ce1">
            <text:p>8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85" table:formula="of:=[.A85]+1" table:style-name="ce1">
            <text:p>8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86" table:formula="of:=[.A86]+1" table:style-name="ce1">
            <text:p>8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87" table:formula="of:=[.A87]+1" table:style-name="ce1">
            <text:p>8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88" table:formula="of:=[.A88]+1" table:style-name="ce1">
            <text:p>8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89" table:formula="of:=[.A89]+1" table:style-name="ce1">
            <text:p>8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90" table:formula="of:=[.A90]+1" table:style-name="ce1">
            <text:p>9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91" table:formula="of:=[.A91]+1" table:style-name="ce1">
            <text:p>9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92" table:formula="of:=[.A92]+1" table:style-name="ce1">
            <text:p>9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93" table:formula="of:=[.A93]+1" table:style-name="ce1">
            <text:p>9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94" table:formula="of:=[.A94]+1" table:style-name="ce1">
            <text:p>9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95" table:formula="of:=[.A95]+1" table:style-name="ce1">
            <text:p>9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96" table:formula="of:=[.A96]+1" table:style-name="ce1">
            <text:p>9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97" table:formula="of:=[.A97]+1" table:style-name="ce1">
            <text:p>9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98" table:formula="of:=[.A98]+1" table:style-name="ce1">
            <text:p>9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99" table:formula="of:=[.A99]+1" table:style-name="ce1">
            <text:p>9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00" table:formula="of:=[.A100]+1" table:style-name="ce1">
            <text:p>10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01" table:formula="of:=[.A101]+1" table:style-name="ce1">
            <text:p>10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2" table:formula="of:=[.A102]+1" table:style-name="ce1">
            <text:p>10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3" table:formula="of:=[.A103]+1" table:style-name="ce1">
            <text:p>10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4" table:formula="of:=[.A104]+1" table:style-name="ce1">
            <text:p>10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5" table:formula="of:=[.A105]+1" table:style-name="ce1">
            <text:p>10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6" table:formula="of:=[.A106]+1" table:style-name="ce1">
            <text:p>10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7" table:formula="of:=[.A107]+1" table:style-name="ce1">
            <text:p>10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8" table:formula="of:=[.A108]+1" table:style-name="ce1">
            <text:p>10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09" table:formula="of:=[.A109]+1" table:style-name="ce1">
            <text:p>10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0" table:formula="of:=[.A110]+1" table:style-name="ce1">
            <text:p>11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1" table:formula="of:=[.A111]+1" table:style-name="ce1">
            <text:p>11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2" table:formula="of:=[.A112]+1" table:style-name="ce1">
            <text:p>11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3" table:formula="of:=[.A113]+1" table:style-name="ce1">
            <text:p>11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4" table:formula="of:=[.A114]+1" table:style-name="ce1">
            <text:p>11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5" table:formula="of:=[.A115]+1" table:style-name="ce1">
            <text:p>11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6" table:formula="of:=[.A116]+1" table:style-name="ce1">
            <text:p>11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7" table:formula="of:=[.A117]+1" table:style-name="ce1">
            <text:p>11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8" table:formula="of:=[.A118]+1" table:style-name="ce1">
            <text:p>11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19" table:formula="of:=[.A119]+1" table:style-name="ce1">
            <text:p>11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0" table:formula="of:=[.A120]+1" table:style-name="ce1">
            <text:p>12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1" table:formula="of:=[.A121]+1" table:style-name="ce1">
            <text:p>12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2" table:formula="of:=[.A122]+1" table:style-name="ce1">
            <text:p>12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3" table:formula="of:=[.A123]+1" table:style-name="ce1">
            <text:p>12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4" table:formula="of:=[.A124]+1" table:style-name="ce1">
            <text:p>12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5" table:formula="of:=[.A125]+1" table:style-name="ce1">
            <text:p>12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6" table:formula="of:=[.A126]+1" table:style-name="ce1">
            <text:p>12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7" table:formula="of:=[.A127]+1" table:style-name="ce1">
            <text:p>12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8" table:formula="of:=[.A128]+1" table:style-name="ce1">
            <text:p>12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29" table:formula="of:=[.A129]+1" table:style-name="ce1">
            <text:p>12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0" table:formula="of:=[.A130]+1" table:style-name="ce1">
            <text:p>13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1" table:formula="of:=[.A131]+1" table:style-name="ce1">
            <text:p>13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2" table:formula="of:=[.A132]+1" table:style-name="ce1">
            <text:p>13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3" table:formula="of:=[.A133]+1" table:style-name="ce1">
            <text:p>13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4" table:formula="of:=[.A134]+1" table:style-name="ce1">
            <text:p>13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5" table:formula="of:=[.A135]+1" table:style-name="ce1">
            <text:p>13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6" table:formula="of:=[.A136]+1" table:style-name="ce1">
            <text:p>13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7" table:formula="of:=[.A137]+1" table:style-name="ce1">
            <text:p>13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8" table:formula="of:=[.A138]+1" table:style-name="ce1">
            <text:p>13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39" table:formula="of:=[.A139]+1" table:style-name="ce1">
            <text:p>13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0" table:formula="of:=[.A140]+1" table:style-name="ce1">
            <text:p>14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1" table:formula="of:=[.A141]+1" table:style-name="ce1">
            <text:p>14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2" table:formula="of:=[.A142]+1" table:style-name="ce1">
            <text:p>14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3" table:formula="of:=[.A143]+1" table:style-name="ce1">
            <text:p>14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4" table:formula="of:=[.A144]+1" table:style-name="ce1">
            <text:p>14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5" table:formula="of:=[.A145]+1" table:style-name="ce1">
            <text:p>14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6" table:formula="of:=[.A146]+1" table:style-name="ce1">
            <text:p>14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7" table:formula="of:=[.A147]+1" table:style-name="ce1">
            <text:p>147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8" table:formula="of:=[.A148]+1" table:style-name="ce1">
            <text:p>148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49" table:formula="of:=[.A149]+1" table:style-name="ce1">
            <text:p>149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0" table:formula="of:=[.A150]+1" table:style-name="ce1">
            <text:p>15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51" table:formula="of:=[.A151]+1" table:style-name="ce1">
            <text:p>15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52" table:formula="of:=[.A152]+1" table:style-name="ce1">
            <text:p>15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53" table:formula="of:=[.A153]+1" table:style-name="ce1">
            <text:p>15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54" table:formula="of:=[.A154]+1" table:style-name="ce1">
            <text:p>15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55" table:formula="of:=[.A155]+1" table:style-name="ce1">
            <text:p>15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56" table:formula="of:=[.A156]+1" table:style-name="ce1">
            <text:p>15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57" table:formula="of:=[.A157]+1" table:style-name="ce1">
            <text:p>15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58" table:formula="of:=[.A158]+1" table:style-name="ce1">
            <text:p>15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59" table:formula="of:=[.A159]+1" table:style-name="ce1">
            <text:p>15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60" table:formula="of:=[.A160]+1" table:style-name="ce1">
            <text:p>16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61" table:formula="of:=[.A161]+1" table:style-name="ce1">
            <text:p>16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62" table:formula="of:=[.A162]+1" table:style-name="ce1">
            <text:p>16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63" table:formula="of:=[.A163]+1" table:style-name="ce1">
            <text:p>16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64" table:formula="of:=[.A164]+1" table:style-name="ce1">
            <text:p>16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65" table:formula="of:=[.A165]+1" table:style-name="ce1">
            <text:p>16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66" table:formula="of:=[.A166]+1" table:style-name="ce1">
            <text:p>16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67" table:formula="of:=[.A167]+1" table:style-name="ce1">
            <text:p>16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68" table:formula="of:=[.A168]+1" table:style-name="ce1">
            <text:p>16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69" table:formula="of:=[.A169]+1" table:style-name="ce1">
            <text:p>16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70" table:formula="of:=[.A170]+1" table:style-name="ce1">
            <text:p>17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71" table:formula="of:=[.A171]+1" table:style-name="ce1">
            <text:p>17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72" table:formula="of:=[.A172]+1" table:style-name="ce1">
            <text:p>17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73" table:formula="of:=[.A173]+1" table:style-name="ce1">
            <text:p>17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74" table:formula="of:=[.A174]+1" table:style-name="ce1">
            <text:p>17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75" table:formula="of:=[.A175]+1" table:style-name="ce1">
            <text:p>17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76" table:formula="of:=[.A176]+1" table:style-name="ce1">
            <text:p>17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77" table:formula="of:=[.A177]+1" table:style-name="ce1">
            <text:p>17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78" table:formula="of:=[.A178]+1" table:style-name="ce1">
            <text:p>17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79" table:formula="of:=[.A179]+1" table:style-name="ce1">
            <text:p>17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80" table:formula="of:=[.A180]+1" table:style-name="ce1">
            <text:p>18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81" table:formula="of:=[.A181]+1" table:style-name="ce1">
            <text:p>18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82" table:formula="of:=[.A182]+1" table:style-name="ce1">
            <text:p>18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83" table:formula="of:=[.A183]+1" table:style-name="ce1">
            <text:p>18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84" table:formula="of:=[.A184]+1" table:style-name="ce1">
            <text:p>18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85" table:formula="of:=[.A185]+1" table:style-name="ce1">
            <text:p>18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86" table:formula="of:=[.A186]+1" table:style-name="ce1">
            <text:p>18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87" table:formula="of:=[.A187]+1" table:style-name="ce1">
            <text:p>187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88" table:formula="of:=[.A188]+1" table:style-name="ce1">
            <text:p>188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89" table:formula="of:=[.A189]+1" table:style-name="ce1">
            <text:p>189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90" table:formula="of:=[.A190]+1" table:style-name="ce1">
            <text:p>19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91" table:formula="of:=[.A191]+1" table:style-name="ce1">
            <text:p>19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92" table:formula="of:=[.A192]+1" table:style-name="ce1">
            <text:p>19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93" table:formula="of:=[.A193]+1" table:style-name="ce1">
            <text:p>19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94" table:formula="of:=[.A194]+1" table:style-name="ce1">
            <text:p>19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95" table:formula="of:=[.A195]+1" table:style-name="ce1">
            <text:p>19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96" table:formula="of:=[.A196]+1" table:style-name="ce1">
            <text:p>196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97" table:formula="of:=[.A197]+1" table:style-name="ce1">
            <text:p>1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98" table:formula="of:=[.A198]+1" table:style-name="ce1">
            <text:p>19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99" table:formula="of:=[.A199]+1" table:style-name="ce1">
            <text:p>199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00" table:formula="of:=[.A200]+1" table:style-name="ce1">
            <text:p>2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Max Roth</dc:creator>
    <meta:creation-date>2022-11-28T14:44:15Z</meta:creation-date>
    <dc:date>2022-11-29T10:18:01Z</dc:date>
    <meta:editing-cycles>1</meta:editing-cycles>
    <meta:editing-duration>PT0S</meta:editing-duration>
  </office:meta>
</office:document-meta>
</file>